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Лист1.J26" table:end-x="0.4118in" table:end-y="0.072in" draw:z-index="0" draw:style-name="gr1" svg:width="4.6417in" svg:height="4.3059in" svg:x="0.2154in" svg:y="0.0197in">
              <draw:object draw:notify-on-update-of-ranges="Лист1.A4:Лист1.A15 Лист1.B3:Лист1.B3 Лист1.B4:Лист1.B15 Лист1.C3:Лист1.C3 Лист1.C4:Лист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Месяц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январь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февраль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март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апрель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май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июнь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июль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август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сентябрь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октябрь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ноябрь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декабрь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5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15:49:50</dc:date>
    <meta:editing-duration>PT01H24M57S</meta:editing-duration>
    <meta:editing-cycles>16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Лист1.A3:Лист1.C15" chart:data-source-has-labels="both" svg:x="0.269cm" svg:y="0.218cm" svg:width="9.776cm" svg:height="10.267cm">
          <chart:axis chart:dimension="x" chart:name="primary-x" chart:style-name="ch4">
            <chart:title svg:x="4.964cm" svg:y="10.131cm" chart:style-name="ch5">
              <text:p>Месяц</text:p>
            </chart:title>
            <chart:categories table:cell-range-address="Лист1.A4:Лист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Лист1.B4:Лист1.B15" chart:label-cell-address="Лист1.B3:Лист1.B3" chart:class="chart:bar">
            <chart:data-point chart:repeated="12"/>
          </chart:series>
          <chart:series chart:style-name="ch10" chart:values-cell-range-address="Лист1.C4:Лист1.C15" chart:label-cell-address="Лист1.C3:Лист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Лист1.B3:Лист1.B3">2013</text:p>
              </table:table-cell>
              <table:table-cell office:value-type="string">
                <text:p text:id="Лист1.C3:Лист1.C3">2014</text:p>
              </table:table-cell>
            </table:table-row>
          </table:table-header-rows>
          <table:table-rows>
            <table:table-row>
              <table:table-cell office:value-type="string">
                <text:p text:id="Лист1.A4:Лист1.A15">январь </text:p>
              </table:table-cell>
              <table:table-cell office:value-type="float" office:value="20">
                <text:p text:id="Лист1.B4:Лист1.B15">20</text:p>
              </table:table-cell>
              <table:table-cell office:value-type="float" office:value="24">
                <text:p text:id="Лист1.C4:Лист1.C15">24</text:p>
              </table:table-cell>
            </table:table-row>
            <table:table-row>
              <table:table-cell office:value-type="string">
                <text:p>февраль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март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апрель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май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июнь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июль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август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сентябрь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октябрь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ноябрь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декабрь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